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officeooo:paragraph-rsid="0027d251"/>
    </style:style>
    <style:style style:name="P13" style:family="paragraph" style:parent-style-name="Text_20_body">
      <style:text-properties fo:font-weight="bold" officeooo:paragraph-rsid="002aa505" style:font-weight-asian="bold" style:font-weight-complex="bold"/>
    </style:style>
    <style:style style:name="P14" style:family="paragraph" style:parent-style-name="Text_20_body">
      <style:text-properties fo:font-weight="normal" officeooo:paragraph-rsid="0027d251" style:font-weight-asian="normal" style:font-weight-complex="normal"/>
    </style:style>
    <style:style style:name="P15" style:family="paragraph" style:parent-style-name="Text_20_body">
      <style:text-properties fo:font-weight="normal" officeooo:paragraph-rsid="0028e9d9" style:font-weight-asian="normal" style:font-weight-complex="normal"/>
    </style:style>
    <style:style style:name="P16" style:family="paragraph" style:parent-style-name="Text_20_body">
      <style:text-properties fo:font-weight="normal" officeooo:paragraph-rsid="003490d8" style:font-weight-asian="normal" style:font-weight-complex="normal"/>
    </style:style>
    <style:style style:name="P17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18" style:family="paragraph" style:parent-style-name="Text_20_body">
      <style:text-properties officeooo:paragraph-rsid="0028e9d9"/>
    </style:style>
    <style:style style:name="P19" style:family="paragraph" style:parent-style-name="Text_20_body">
      <style:text-properties officeooo:rsid="00323c61" officeooo:paragraph-rsid="00323c61"/>
    </style:style>
    <style:style style:name="P20" style:family="paragraph" style:parent-style-name="Text_20_body">
      <style:text-properties officeooo:paragraph-rsid="00323c61"/>
    </style:style>
    <style:style style:name="P21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paragraph-rsid="00333b90"/>
    </style:style>
    <style:style style:name="P24" style:family="paragraph" style:parent-style-name="Text_20_body">
      <style:text-properties officeooo:paragraph-rsid="003490d8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officeooo:paragraph-rsid="0027d251"/>
    </style:style>
    <style:style style:name="P27" style:family="paragraph" style:parent-style-name="Standard">
      <style:text-properties style:font-name="arial" fo:font-size="11pt" officeooo:rsid="0027d251" officeooo:paragraph-rsid="0027d251"/>
    </style:style>
    <style:style style:name="P28" style:family="paragraph" style:parent-style-name="Standard">
      <style:text-properties style:font-name="arial" fo:font-size="11pt" officeooo:rsid="0027d251" officeooo:paragraph-rsid="0028e9d9"/>
    </style:style>
    <style:style style:name="P29" style:family="paragraph" style:parent-style-name="Standard">
      <style:text-properties style:font-name="arial" fo:font-size="11pt" officeooo:rsid="0028e9d9" officeooo:paragraph-rsid="0028e9d9"/>
    </style:style>
    <style:style style:name="P30" style:family="paragraph" style:parent-style-name="Standard">
      <style:text-properties style:font-name="arial" fo:font-size="11pt" fo:font-weight="normal" officeooo:rsid="002c6273" officeooo:paragraph-rsid="002c6273" style:font-weight-asian="normal" style:font-weight-complex="normal"/>
    </style:style>
    <style:style style:name="P31" style:family="paragraph" style:parent-style-name="Standard">
      <style:text-properties officeooo:paragraph-rsid="0028e9d9"/>
    </style:style>
    <style:style style:name="P32" style:family="paragraph" style:parent-style-name="Standard">
      <style:text-properties officeooo:paragraph-rsid="002aa505"/>
    </style:style>
    <style:style style:name="P33" style:family="paragraph" style:parent-style-name="Standard">
      <style:text-properties officeooo:paragraph-rsid="002c6273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39" style:family="paragraph" style:parent-style-name="Table_20_Contents">
      <style:text-properties officeooo:paragraph-rsid="0026c566"/>
    </style:style>
    <style:style style:name="P40" style:family="paragraph" style:parent-style-name="Table_20_Contents">
      <style:text-properties officeooo:paragraph-rsid="0026d0ee"/>
    </style:style>
    <style:style style:name="P41" style:family="paragraph" style:parent-style-name="Table_20_Contents">
      <style:text-properties officeooo:paragraph-rsid="0027d251"/>
    </style:style>
    <style:style style:name="P42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44" style:family="paragraph" style:parent-style-name="Table_20_Contents">
      <style:text-properties style:font-name="arial" fo:font-size="11pt" officeooo:rsid="0027d251" officeooo:paragraph-rsid="0027d251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46" style:family="paragraph" style:parent-style-name="Table_20_Contents">
      <style:text-properties style:font-name="arial" fo:font-size="11pt" officeooo:rsid="0028e9d9" officeooo:paragraph-rsid="0028e9d9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48" style:family="paragraph" style:parent-style-name="Table_20_Contents">
      <style:text-properties style:font-name="arial" fo:font-size="11pt" officeooo:rsid="003002b5" officeooo:paragraph-rsid="0031342a"/>
    </style:style>
    <style:style style:name="P49" style:family="paragraph" style:parent-style-name="Table_20_Contents">
      <style:text-properties style:font-name="arial" fo:font-size="11pt" officeooo:rsid="0031342a" officeooo:paragraph-rsid="0031342a"/>
    </style:style>
    <style:style style:name="P50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51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52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53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54" style:family="paragraph" style:parent-style-name="Table_20_Contents">
      <style:text-properties officeooo:rsid="002c6273" officeooo:paragraph-rsid="002c6273"/>
    </style:style>
    <style:style style:name="P55" style:family="paragraph" style:parent-style-name="Table_20_Contents">
      <style:text-properties officeooo:rsid="002e2077" officeooo:paragraph-rsid="002e2077"/>
    </style:style>
    <style:style style:name="P56" style:family="paragraph" style:parent-style-name="Table_20_Contents">
      <style:text-properties officeooo:paragraph-rsid="0031342a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19a71e" officeooo:paragraph-rsid="0019a71e"/>
    </style:style>
    <style:style style:name="P64" style:family="paragraph" style:parent-style-name="Heading_20_1">
      <style:paragraph-properties fo:break-before="page"/>
      <style:text-properties officeooo:rsid="0025aa4f" officeooo:paragraph-rsid="0025aa4f"/>
    </style:style>
    <style:style style:name="P65" style:family="paragraph" style:parent-style-name="Heading_20_1">
      <style:paragraph-properties fo:break-before="page"/>
      <style:text-properties officeooo:rsid="00323c61" officeooo:paragraph-rsid="00323c61"/>
    </style:style>
    <style:style style:name="P66" style:family="paragraph" style:parent-style-name="Heading_20_2">
      <style:text-properties officeooo:rsid="0026c566" officeooo:paragraph-rsid="0026c566"/>
    </style:style>
    <style:style style:name="P67" style:family="paragraph" style:parent-style-name="Heading_20_2">
      <style:text-properties officeooo:rsid="0027d251" officeooo:paragraph-rsid="0027d251"/>
    </style:style>
    <style:style style:name="P68" style:family="paragraph" style:parent-style-name="Heading_20_2">
      <style:text-properties officeooo:rsid="0028e9d9" officeooo:paragraph-rsid="0028e9d9"/>
    </style:style>
    <style:style style:name="P69" style:family="paragraph" style:parent-style-name="Heading_20_2">
      <style:text-properties officeooo:rsid="002aa505" officeooo:paragraph-rsid="002aa505"/>
    </style:style>
    <style:style style:name="P70" style:family="paragraph" style:parent-style-name="Heading_20_2">
      <style:text-properties officeooo:rsid="00323c61" officeooo:paragraph-rsid="00323c61"/>
    </style:style>
    <style:style style:name="P71" style:family="paragraph" style:parent-style-name="Heading_20_2">
      <style:text-properties officeooo:rsid="003490d8" officeooo:paragraph-rsid="003490d8"/>
    </style:style>
    <style:style style:name="P7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73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80" style:family="paragraph" style:parent-style-name="Text_20_body">
      <style:paragraph-properties fo:break-before="page"/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002b5" style:font-style-asian="italic" style:font-style-complex="italic"/>
    </style:style>
    <style:style style:name="T7" style:family="text">
      <style:text-properties fo:font-style="italic" officeooo:rsid="0031342a" style:font-style-asian="italic" style:font-style-complex="italic"/>
    </style:style>
    <style:style style:name="T8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1342a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18" style:family="text">
      <style:text-properties style:font-name="arial" fo:font-size="11pt"/>
    </style:style>
    <style:style style:name="T19" style:family="text">
      <style:text-properties style:font-name="arial" fo:font-size="11pt" officeooo:rsid="0027d251"/>
    </style:style>
    <style:style style:name="T20" style:family="text">
      <style:text-properties style:font-name="arial" fo:font-size="11pt" officeooo:rsid="0028e9d9"/>
    </style:style>
    <style:style style:name="T21" style:family="text">
      <style:text-properties style:font-name="arial" fo:font-size="11pt" officeooo:rsid="002c6273"/>
    </style:style>
    <style:style style:name="T22" style:family="text">
      <style:text-properties style:font-name="arial" fo:font-size="11pt" fo:font-weight="normal" officeooo:rsid="0028e9d9" style:font-weight-asian="normal" style:font-weight-complex="normal"/>
    </style:style>
    <style:style style:name="T23" style:family="text">
      <style:text-properties style:font-name="arial" fo:font-size="11pt" fo:font-weight="normal" officeooo:rsid="002c6273" style:font-weight-asian="normal" style:font-weight-complex="normal"/>
    </style:style>
    <style:style style:name="T24" style:family="text">
      <style:text-properties style:font-name="arial" fo:font-size="11pt" officeooo:rsid="002e2077"/>
    </style:style>
    <style:style style:name="T25" style:family="text">
      <style:text-properties style:font-name="arial" fo:font-size="11pt" officeooo:rsid="003002b5"/>
    </style:style>
    <style:style style:name="T26" style:family="text">
      <style:text-properties style:font-name="arial" fo:font-size="11pt" officeooo:rsid="0031342a"/>
    </style:style>
    <style:style style:name="T27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30" style:family="text">
      <style:text-properties style:font-name="arial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31" style:family="text">
      <style:text-properties officeooo:rsid="002c6273"/>
    </style:style>
    <style:style style:name="T32" style:family="text">
      <style:text-properties officeooo:rsid="003002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25"/>
      <text:p text:style-name="P25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9">Indice</text:p>
          </text:index-title>
          <text:p text:style-name="P57"><text:a xlink:type="simple" xlink:href="#__RefHeading___Toc211_1698590011" text:style-name="Index_20_Link" text:visited-style-name="Index_20_Link">Scopo del documento<text:tab/>3</text:a></text:p>
          <text:p text:style-name="P57"><text:a xlink:type="simple" xlink:href="#__RefHeading___Toc3035_2918665869" text:style-name="Index_20_Link" text:visited-style-name="Index_20_Link">Requisiti funzionali<text:tab/>4</text:a></text:p>
          <text:p text:style-name="P57"><text:a xlink:type="simple" xlink:href="#__RefHeading___Toc3037_2918665869" text:style-name="Index_20_Link" text:visited-style-name="Index_20_Link">Requisiti non funzionali<text:tab/>5</text:a></text:p>
          <text:p text:style-name="P58"><text:a xlink:type="simple" xlink:href="#__RefHeading___Toc1006_2716549688" text:style-name="Index_20_Link" text:visited-style-name="Index_20_Link">Sicurezza<text:tab/>5</text:a></text:p>
          <text:p text:style-name="P58"><text:a xlink:type="simple" xlink:href="#__RefHeading___Toc583_3031824570" text:style-name="Index_20_Link" text:visited-style-name="Index_20_Link">Portabilità<text:tab/>5</text:a></text:p>
          <text:p text:style-name="P58"><text:a xlink:type="simple" xlink:href="#__RefHeading___Toc585_3031824570" text:style-name="Index_20_Link" text:visited-style-name="Index_20_Link">Usabilità<text:tab/>6</text:a></text:p>
          <text:p text:style-name="P58"><text:a xlink:type="simple" xlink:href="#__RefHeading___Toc587_3031824570" text:style-name="Index_20_Link" text:visited-style-name="Index_20_Link">Accessibilità<text:tab/>6</text:a></text:p>
          <text:p text:style-name="P58"><text:a xlink:type="simple" xlink:href="#__RefHeading___Toc589_3031824570" text:style-name="Index_20_Link" text:visited-style-name="Index_20_Link">Privacy<text:tab/>7</text:a></text:p>
          <text:p text:style-name="P58"><text:a xlink:type="simple" xlink:href="#__RefHeading___Toc591_3031824570" text:style-name="Index_20_Link" text:visited-style-name="Index_20_Link">Prestazioni<text:tab/>8</text:a></text:p>
          <text:p text:style-name="P58"><text:a xlink:type="simple" xlink:href="#__RefHeading___Toc593_3031824570" text:style-name="Index_20_Link" text:visited-style-name="Index_20_Link">Robustezza<text:tab/>8</text:a></text:p>
          <text:p text:style-name="P58"><text:a xlink:type="simple" xlink:href="#__RefHeading___Toc595_3031824570" text:style-name="Index_20_Link" text:visited-style-name="Index_20_Link">Localizzazione<text:tab/>8</text:a></text:p>
          <text:p text:style-name="P58"><text:a xlink:type="simple" xlink:href="#__RefHeading___Toc597_3031824570" text:style-name="Index_20_Link" text:visited-style-name="Index_20_Link">Operatività<text:tab/>8</text:a></text:p>
          <text:p text:style-name="P58"><text:a xlink:type="simple" xlink:href="#__RefHeading___Toc599_3031824570" text:style-name="Index_20_Link" text:visited-style-name="Index_20_Link">Capacità<text:tab/>9</text:a></text:p>
          <text:p text:style-name="P57"><text:a xlink:type="simple" xlink:href="#__RefHeading___Toc2868_493941056" text:style-name="Index_20_Link" text:visited-style-name="Index_20_Link">Analisi del contesto<text:tab/>10</text:a></text:p>
          <text:p text:style-name="P58"><text:a xlink:type="simple" xlink:href="#__RefHeading___Toc2870_493941056" text:style-name="Index_20_Link" text:visited-style-name="Index_20_Link">Attori<text:tab/>10</text:a></text:p>
          <text:p text:style-name="P58"><text:a xlink:type="simple" xlink:href="#__RefHeading___Toc908_2183642827" text:style-name="Index_20_Link" text:visited-style-name="Index_20_Link">Sistemi esterni<text:tab/>10</text:a></text:p>
          <text:p text:style-name="P58"><text:a xlink:type="simple" xlink:href="#__RefHeading___Toc910_2183642827" text:style-name="Index_20_Link" text:visited-style-name="Index_20_Link">Diagramma di contesto<text:tab/>12</text:a></text:p>
        </text:index-body>
      </text:table-of-content>
      <text:p text:style-name="P6"/>
      <text:h text:style-name="P63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5">D1-T25</text:span><text:span text:style-name="T12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… .</text:p>
      <text:h text:style-name="P64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5">SpottyThings </text:span><text:span text:style-name="T12">mediante dei diagrammi dei casi d’uso di UML e una descrizione o in linguaggio naturale o con ulteriori diagrammi UML.</text:span></text:p>
      <text:h text:style-name="P64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5">SpottyThings </text:span><text:span text:style-name="T12">in una tabella con il titolo del requisito non funzionale, una sua breve descrizione e la misura usata per verificarne l’attuazione.</text:span></text:p>
      <text:p text:style-name="P11"/>
      <text:h text:style-name="P66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811734748160">
          <table:table-cell table:style-name="Tabella1.A1" office:value-type="string">
            <text:p text:style-name="P34">Titolo</text:p>
          </table:table-cell>
          <table:table-cell table:style-name="Tabella1.A1" office:value-type="string">
            <text:p text:style-name="P34">Descrizione</text:p>
          </table:table-cell>
          <table:table-cell table:style-name="Tabella1.C1" office:value-type="string">
            <text:p text:style-name="P34">Misura</text:p>
          </table:table-cell>
        </table:table-row>
        <table:table-row table:style-name="TableLine94811734535792">
          <table:table-cell table:style-name="Tabella1.A2" office:value-type="string">
            <text:p text:style-name="P38">Strong password.</text:p>
          </table:table-cell>
          <table:table-cell table:style-name="Tabella1.A2" office:value-type="string">
            <text:p text:style-name="P40">La password deve essere robusta.</text:p>
          </table:table-cell>
          <table:table-cell table:style-name="Tabella1.C2" office:value-type="string">
            <text:p text:style-name="P39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811734785920">
          <table:table-cell table:style-name="Tabella1.A2" office:value-type="string">
            <text:p text:style-name="P38">Ripristino password.</text:p>
          </table:table-cell>
          <table:table-cell table:style-name="Tabella1.A2" office:value-type="string">
            <text:p text:style-name="P39">Il ripristino della password deve avvenire in maniera sicura e secondo una procedura precisa.</text:p>
          </table:table-cell>
          <table:table-cell table:style-name="Tabella1.C2" office:value-type="string">
            <text:p text:style-name="P39">Accesso a un link di ripristino inviato via mail all’utente, da cui accedere alla schermata di scelta nuova password.</text:p>
          </table:table-cell>
        </table:table-row>
        <table:table-row table:style-name="TableLine94811734786720">
          <table:table-cell table:style-name="Tabella1.A2" office:value-type="string">
            <text:p text:style-name="P38">Cambio password.</text:p>
          </table:table-cell>
          <table:table-cell table:style-name="Tabella1.A2" office:value-type="string">
            <text:p text:style-name="P39">La modifica della password deve avvenire in maniera sicura e secondo una procedura precisa.</text:p>
          </table:table-cell>
          <table:table-cell table:style-name="Tabella1.C2" office:value-type="string">
            <text:p text:style-name="P39">Prima di scegliere la nuova password, deve venire inserita due volte la password precedente.</text:p>
          </table:table-cell>
        </table:table-row>
        <table:table-row table:style-name="TableLine94811734787568">
          <table:table-cell table:style-name="Tabella1.A2" office:value-type="string">
            <text:p text:style-name="P38">Blocco account.</text:p>
          </table:table-cell>
          <table:table-cell table:style-name="Tabella1.A2" office:value-type="string">
            <text:p text:style-name="P39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39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811734788368">
          <table:table-cell table:style-name="Tabella1.A2" office:value-type="string">
            <text:p text:style-name="P38">Autenticazione a due fattori.</text:p>
          </table:table-cell>
          <table:table-cell table:style-name="Tabella1.A2" office:value-type="string">
            <text:p text:style-name="P39">Il sistema prevede facoltativamente un ulteriore protezione del profilo in fase di login.</text:p>
          </table:table-cell>
          <table:table-cell table:style-name="Tabella1.C2" office:value-type="string">
            <text:p text:style-name="P39">In fase di login, dopo le credenziale viene richiesto un codice di conferma a 6 cifre mandato al numero di telefono indicato dall’utente.</text:p>
          </table:table-cell>
        </table:table-row>
        <table:table-row table:style-name="TableLine94811734789120">
          <table:table-cell table:style-name="Tabella1.A2" office:value-type="string">
            <text:p text:style-name="P38">Sicurezza dei pagamenti.</text:p>
          </table:table-cell>
          <table:table-cell table:style-name="Tabella1.A2" office:value-type="string">
            <text:p text:style-name="P39">I dati inseriti dall’utente per i metodi di pagamento non devono venire intercettati da terzi.</text:p>
          </table:table-cell>
          <table:table-cell table:style-name="Tabella1.C2" office:value-type="string">
            <text:p text:style-name="P39">Il sistema supporterà un sistema di sicurezza di livello trasporto da TLS 1.0 a TLS 1.3 <text:span text:style-name="T31">e userà il protocollo https </text:span><text:span text:style-name="T32">(come tra l’altro richiesto dal articolo 32 del GDPR (</text:span><text:span text:style-name="T6">Sicurezza del trattamento</text:span><text:span text:style-name="T32">, ovvero vengono messe in atto misure per garantire un livello di sicurezza per i dati in possesso).</text:span></text:p>
          </table:table-cell>
        </table:table-row>
      </table:table>
      <text:p text:style-name="P11"/>
      <text:h text:style-name="P67" text:outline-level="2"><text:bookmark-start text:name="__RefHeading___Toc583_3031824570"/>Portabilità<text:bookmark-end text:name="__RefHeading___Toc583_3031824570"/></text:h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811734792480">
          <table:table-cell table:style-name="Tabella2.A1" office:value-type="string">
            <text:p text:style-name="P35">Titolo</text:p>
          </table:table-cell>
          <table:table-cell table:style-name="Tabella2.A1" office:value-type="string">
            <text:p text:style-name="P35">Descrizione</text:p>
          </table:table-cell>
          <table:table-cell table:style-name="Tabella2.C1" office:value-type="string">
            <text:p text:style-name="P35">Misura</text:p>
          </table:table-cell>
        </table:table-row>
        <table:table-row table:style-name="TableLine94811734813744">
          <table:table-cell table:style-name="Tabella2.A2" office:value-type="string">
            <text:p text:style-name="P43">Versioni supportate di Google Chrome.</text:p>
          </table:table-cell>
          <table:table-cell table:style-name="Tabella2.A2" office:value-type="string">
            <text:p text:style-name="P44">L’applicazione web deve funzionare correttamente su Google Chro<text:soft-page-break/>me.</text:p>
          </table:table-cell>
          <table:table-cell table:style-name="Tabella2.C2" office:value-type="string">
            <text:p text:style-name="P44">L’applicazione sarà compatibile a partire dalla versione 97.0.4692 del <text:soft-page-break/>4 gennaio 2022.</text:p>
          </table:table-cell>
        </table:table-row>
        <table:table-row table:style-name="TableLine94811734815552">
          <table:table-cell table:style-name="Tabella2.A2" office:value-type="string">
            <text:p text:style-name="P43">Versioni supportate di Mozilla Firefox.</text:p>
          </table:table-cell>
          <table:table-cell table:style-name="Tabella2.A2" office:value-type="string">
            <text:p text:style-name="P44">L’applicazione web deve funzionare correttamente su Mozilla Firefox.</text:p>
          </table:table-cell>
          <table:table-cell table:style-name="Tabella2.C2" office:value-type="string">
            <text:p text:style-name="P44">L’applicazione sarà compatibile <text:s/>a partire dalla versione Firefox 96.0.3 del 27 gennaio 2022.</text:p>
          </table:table-cell>
        </table:table-row>
        <table:table-row table:style-name="TableLine94811734816352">
          <table:table-cell table:style-name="Tabella2.A2" office:value-type="string">
            <text:p text:style-name="P43">Versioni supportate di Safari.</text:p>
          </table:table-cell>
          <table:table-cell table:style-name="Tabella2.A2" office:value-type="string">
            <text:p text:style-name="P44">L’applicazione web deve funzionare correttamente su Safari.</text:p>
          </table:table-cell>
          <table:table-cell table:style-name="Tabella2.C2" office:value-type="string">
            <text:p text:style-name="P44">La compatibilità è garantita dalle prime versioni rilasciate nel 2022.</text:p>
          </table:table-cell>
        </table:table-row>
        <table:table-row table:style-name="TableLine94811734817200">
          <table:table-cell table:style-name="Tabella2.A2" office:value-type="string">
            <text:p text:style-name="P43">Versioni supportate di Opera.</text:p>
          </table:table-cell>
          <table:table-cell table:style-name="Tabella2.A2" office:value-type="string">
            <text:p text:style-name="P44">L’applicazione web deve funzionare correttamente su Opera.</text:p>
          </table:table-cell>
          <table:table-cell table:style-name="Tabella2.C2" office:value-type="string">
            <text:p text:style-name="P44">L’applicazione sarà compatibile <text:s/>a partire dalla versione Opera 93 del 19 gennaio 2022.</text:p>
          </table:table-cell>
        </table:table-row>
        <table:table-row table:style-name="TableLine94811734818000">
          <table:table-cell table:style-name="Tabella2.A2" office:value-type="string">
            <text:p text:style-name="P42">Dispositivi supportati.</text:p>
          </table:table-cell>
          <table:table-cell table:style-name="Tabella2.A2" office:value-type="string">
            <text:p text:style-name="P33"><text:span text:style-name="T21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55"><text:span text:style-name="T24">I</text:span><text:span text:style-name="T18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26"/>
      <text:h text:style-name="P67" text:outline-level="2"><text:bookmark-start text:name="__RefHeading___Toc585_3031824570"/>Usabilità<text:bookmark-end text:name="__RefHeading___Toc585_3031824570"/></text:h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811734820576">
          <table:table-cell table:style-name="Tabella3.A1" office:value-type="string">
            <text:p text:style-name="P35">Titolo</text:p>
          </table:table-cell>
          <table:table-cell table:style-name="Tabella3.A1" office:value-type="string">
            <text:p text:style-name="P35">Descrizione</text:p>
          </table:table-cell>
          <table:table-cell table:style-name="Tabella3.C1" office:value-type="string">
            <text:p text:style-name="P35">Misura</text:p>
          </table:table-cell>
        </table:table-row>
        <table:table-row table:style-name="TableLine94811734832048">
          <table:table-cell table:style-name="Tabella3.A2" office:value-type="string">
            <text:p text:style-name="P43">Facilità d’uso.</text:p>
          </table:table-cell>
          <table:table-cell table:style-name="Tabella3.A2" office:value-type="string">
            <text:p text:style-name="P27">Il sistema deve essere di facile utilizzo.</text:p>
          </table:table-cell>
          <table:table-cell table:style-name="Tabella3.C2" office:value-type="string">
            <text:p text:style-name="P44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43">Comunicazione errori all’utente.</text:p>
          </table:table-cell>
          <table:table-cell table:style-name="Tabella3.A2" office:value-type="string">
            <text:p text:style-name="P27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44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43">Supporto iniziale all’utente.</text:p>
          </table:table-cell>
          <table:table-cell table:style-name="Tabella3.A2" office:value-type="string">
            <text:p text:style-name="P27">Il sistema deve aiutare l’utente a capire le funzionalità di sistema.</text:p>
          </table:table-cell>
          <table:table-cell table:style-name="Tabella3.C2" office:value-type="string">
            <text:p text:style-name="P44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26"/>
      <text:h text:style-name="P67" text:outline-level="2"><text:bookmark-start text:name="__RefHeading___Toc587_3031824570"/>Accessibilità<text:bookmark-end text:name="__RefHeading___Toc587_3031824570"/></text:h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811734838016">
          <table:table-cell table:style-name="Tabella4.A1" office:value-type="string">
            <text:p text:style-name="P35">Titolo</text:p>
          </table:table-cell>
          <table:table-cell table:style-name="Tabella4.A1" office:value-type="string">
            <text:p text:style-name="P35">Descrizione</text:p>
          </table:table-cell>
          <table:table-cell table:style-name="Tabella4.C1" office:value-type="string">
            <text:p text:style-name="P35">Misura</text:p>
          </table:table-cell>
        </table:table-row>
        <table:table-row table:style-name="TableLine94811734819808">
          <table:table-cell table:style-name="Tabella4.A2" office:value-type="string">
            <text:p text:style-name="P52">Miglioramenti <text:span text:style-name="T20">per una maggiore</text:span> visibilità.</text:p>
          </table:table-cell>
          <table:table-cell table:style-name="Tabella4.A2" office:value-type="string">
            <text:p text:style-name="P27">L’applicazione web deve essere accessibile a tutti gli utenti con condizioni di deficit o disabilità.</text:p>
          </table:table-cell>
          <table:table-cell table:style-name="Tabella4.C2" office:value-type="string">
            <text:p text:style-name="P44">L’applicazione web è conforme alla sezione 1.1.1 nelle WCAG 2.1, i contenuti dovranno essere compre<text:soft-page-break/>si anche tramite screen-reader (JAWS for Windows e screen reader Apple) e le parti testuali del sistema possono venire ingrandite fino al 200%.</text:p>
          </table:table-cell>
        </table:table-row>
        <table:table-row table:style-name="TableLine94811734857520">
          <table:table-cell table:style-name="Tabella4.A2" office:value-type="string">
            <text:p text:style-name="P52">Chiarezza dell’interfaccia.</text:p>
          </table:table-cell>
          <table:table-cell table:style-name="Tabella4.A2" office:value-type="string">
            <text:p text:style-name="P27">Tutte le parti funzionali dell’interfaccia utente devono essere chiare e distinguibili.</text:p>
          </table:table-cell>
          <table:table-cell table:style-name="Tabella4.C2" office:value-type="string">
            <text:p text:style-name="P44">Tutte le parti utili ai fini funzionali rispettano un livello di contrasto AA come definito nelle WCAG 2.1 (sezione 1.4.3).</text:p>
          </table:table-cell>
        </table:table-row>
        <table:table-row table:style-name="TableLine94811734858320">
          <table:table-cell table:style-name="Tabella4.A2" office:value-type="string">
            <text:p text:style-name="P52">Uso della tastiera.</text:p>
          </table:table-cell>
          <table:table-cell table:style-name="Tabella4.A2" office:value-type="string">
            <text:p text:style-name="P27">Il sistema permette più metodi per l’inserimento di input.</text:p>
          </table:table-cell>
          <table:table-cell table:style-name="Tabella4.C2" office:value-type="string">
            <text:p text:style-name="P41"><text:span text:style-name="T20">È </text:span><text:span text:style-name="T19">possibile navigare ed </text:span><text:span text:style-name="T20">usare</text:span><text:span text:style-name="T19"> le funzionalità </text:span><text:span text:style-name="T20">usando</text:span><text:span text:style-name="T19"> solo la tastiera.</text:span></text:p>
          </table:table-cell>
        </table:table-row>
      </table:table>
      <text:h text:style-name="Heading_20_2" text:outline-level="2"/>
      <text:h text:style-name="P68" text:outline-level="2"><text:bookmark-start text:name="__RefHeading___Toc589_3031824570"/>Privacy<text:bookmark-end text:name="__RefHeading___Toc589_3031824570"/></text:h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811734860832">
          <table:table-cell table:style-name="Tabella5.A1" office:value-type="string">
            <text:p text:style-name="P36">Titolo</text:p>
          </table:table-cell>
          <table:table-cell table:style-name="Tabella5.A1" office:value-type="string">
            <text:p text:style-name="P36">Descrizione</text:p>
          </table:table-cell>
          <table:table-cell table:style-name="Tabella5.C1" office:value-type="string">
            <text:p text:style-name="P36">Misura</text:p>
          </table:table-cell>
        </table:table-row>
        <table:table-row table:style-name="TableLine94811734884352">
          <table:table-cell table:style-name="Tabella5.A2" office:value-type="string">
            <text:p text:style-name="P52">Regolamento protezione dati.</text:p>
          </table:table-cell>
          <table:table-cell table:style-name="Tabella5.A2" office:value-type="string">
            <text:p text:style-name="P28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56"><text:span text:style-name="T25">Il sistema deve essere conforme al GDPR </text:span><text:span text:style-name="T26">nel CAPO II, CAPO III (riguardante i diritti dell’interessato) e nel CAPO IV (riguardante il titolare del trattamento)</text:span><text:span text:style-name="T25">, prestando particolare attenzione ai seguenti articoli: </text:span></text:p>
            <text:p text:style-name="P48"/>
            <text:p text:style-name="P49">articoli 5, 6 e 7 (riguardanti i principi del trattamento dei dati e il consenso dell’interessato),</text:p>
            <text:p text:style-name="P48"/>
            <text:p text:style-name="P48">articolo 12 (<text:span text:style-name="T5">Informazioni, comunicazioni e modalità trasparenti per l’esercizio dei dati interessati</text:span><text:span text:style-name="T12">, ovvero devono essere forniti all’utente informazioni su come vengono usati i suoi dati), </text:span></text:p>
            <text:p text:style-name="P50"/>
            <text:p text:style-name="P48"><text:span text:style-name="T12">articolo 15 (</text:span><text:span text:style-name="T5">Diritto di accesso dell’interessato</text:span><text:span text:style-name="T12">, ovvero l’utente ha diritto di ottenere informazioni relative ai dati conferiti e alle modalità d’uso di essi), </text:span></text:p>
            <text:p text:style-name="P50"/>
            <text:p text:style-name="P48"><text:span text:style-name="T12">articolo 16 (</text:span><text:span text:style-name="T5">Diritto di rettifica </text:span><text:span text:style-name="T12">e </text:span><text:span text:style-name="T5">Diritto all’oblio</text:span><text:span text:style-name="T12">, ovvero l’utente ha il diritto di ottenere la rettifica dei dati personali inesatti</text:span><text:span text:style-name="T13">),</text:span></text:p>
            <text:p text:style-name="P51"/>
            <text:p text:style-name="P48"><text:span text:style-name="T12">articolo 17 </text:span><text:span text:style-name="T13">(</text:span><text:span text:style-name="T7">Diritto all’oblio</text:span><text:span text:style-name="T13">, ovvero l’utente</text:span><text:span text:style-name="T12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94811734886160">
          <table:table-cell table:style-name="Tabella5.A2" office:value-type="string">
            <text:p text:style-name="P52">Verifica dell’identità.</text:p>
          </table:table-cell>
          <table:table-cell table:style-name="Tabella5.A2" office:value-type="string">
            <text:p text:style-name="P28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46">Mediante il sistema di SPID verrà verificata l’identità degli utenti e le relative informazioni non verranno trasferite a terzi.</text:p>
          </table:table-cell>
        </table:table-row>
      </table:table>
      <text:p text:style-name="P31"/>
      <text:h text:style-name="P68" text:outline-level="2"><text:bookmark-start text:name="__RefHeading___Toc591_3031824570"/>Prestazioni<text:bookmark-end text:name="__RefHeading___Toc591_3031824570"/></text:h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811734876624">
          <table:table-cell table:style-name="Tabella6.A1" office:value-type="string">
            <text:p text:style-name="P36">Titolo</text:p>
          </table:table-cell>
          <table:table-cell table:style-name="Tabella6.A1" office:value-type="string">
            <text:p text:style-name="P36">Descrizione</text:p>
          </table:table-cell>
          <table:table-cell table:style-name="Tabella6.C1" office:value-type="string">
            <text:p text:style-name="P36">Misura</text:p>
          </table:table-cell>
        </table:table-row>
        <table:table-row table:style-name="TableLine94811734898336">
          <table:table-cell table:style-name="Tabella6.A2" office:value-type="string">
            <text:p text:style-name="P52">Avvio applicazione web.</text:p>
          </table:table-cell>
          <table:table-cell table:style-name="Tabella6.A2" office:value-type="string">
            <text:p text:style-name="P29">Il sito web deve caricarsi in un tempo accettabile.</text:p>
          </table:table-cell>
          <table:table-cell table:style-name="Tabella6.C2" office:value-type="string">
            <text:p text:style-name="P46">Il login, ovvero la verifica delle credenziali, sarà effettuato in un massimo di 2 secondi dall’inserimento dei dati.</text:p>
          </table:table-cell>
        </table:table-row>
        <table:table-row table:style-name="TableLine94811734900144">
          <table:table-cell table:style-name="Tabella6.A2" office:value-type="string">
            <text:p text:style-name="P53">Velocità caricamento annunci.</text:p>
          </table:table-cell>
          <table:table-cell table:style-name="Tabella6.A2" office:value-type="string">
            <text:p text:style-name="P29">L’applicazione web deve caricare gli annunci cercati dall’utente in un tempo accettabile.</text:p>
          </table:table-cell>
          <table:table-cell table:style-name="Tabella6.C2" office:value-type="string">
            <text:p text:style-name="P46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811734900944">
          <table:table-cell table:style-name="Tabella6.A2" office:value-type="string">
            <text:p text:style-name="P53">Transizione tra schermate.</text:p>
          </table:table-cell>
          <table:table-cell table:style-name="Tabella6.A2" office:value-type="string">
            <text:p text:style-name="P29">L’applicazione web deve essere fluida nel passaggio da una schermata all’altra.</text:p>
          </table:table-cell>
          <table:table-cell table:style-name="Tabella6.C2" office:value-type="string">
            <text:p text:style-name="P46">La fase di transazione tra una schermata e un’altra deve avvenire in non più di 1 secondo.</text:p>
          </table:table-cell>
        </table:table-row>
      </table:table>
      <text:p text:style-name="P31"/>
      <text:h text:style-name="P68" text:outline-level="2"><text:bookmark-start text:name="__RefHeading___Toc593_3031824570"/>Robustezza<text:bookmark-end text:name="__RefHeading___Toc593_3031824570"/></text:h>
      <text:p text:style-name="P18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811734903584">
          <table:table-cell table:style-name="Tabella7.A1" office:value-type="string">
            <text:p text:style-name="P36">Titolo</text:p>
          </table:table-cell>
          <table:table-cell table:style-name="Tabella7.A1" office:value-type="string">
            <text:p text:style-name="P36">Descrizione</text:p>
          </table:table-cell>
          <table:table-cell table:style-name="Tabella7.C1" office:value-type="string">
            <text:p text:style-name="P36">Misura</text:p>
          </table:table-cell>
        </table:table-row>
        <table:table-row table:style-name="TableLine94811734914352">
          <table:table-cell table:style-name="Tabella7.A2" office:value-type="string">
            <text:p text:style-name="P45">Salvataggio dati.</text:p>
          </table:table-cell>
          <table:table-cell table:style-name="Tabella7.A2" office:value-type="string">
            <text:p text:style-name="P29">È necessario garantire un ripristino dei dati degli utenti e dei prodotti presenti sul sito.</text:p>
          </table:table-cell>
          <table:table-cell table:style-name="Tabella7.C2" office:value-type="string">
            <text:p text:style-name="P46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94811734916288">
          <table:table-cell table:style-name="Tabella7.A2" office:value-type="string">
            <text:p text:style-name="P45">Tempo di risoluzione problematiche.</text:p>
          </table:table-cell>
          <table:table-cell table:style-name="Tabella7.A2" office:value-type="string">
            <text:p text:style-name="P31"><text:span text:style-name="T20">Con tempo medio di malfunzionamento si intende il numero massimo di </text:span><text:span text:style-name="T21">minuti consentiti alla risoluzione di problematiche nel sistema.</text:span></text:p>
          </table:table-cell>
          <table:table-cell table:style-name="Tabella7.C2" office:value-type="string">
            <text:p text:style-name="P46">Sarà garantito il ripristino del sistema nel caso di indisponibilità per problematiche in un massimo di 90 minuti.</text:p>
          </table:table-cell>
        </table:table-row>
      </table:table>
      <text:p text:style-name="P31"/>
      <text:p text:style-name="P31"/>
      <text:h text:style-name="P68" text:outline-level="2"><text:bookmark-start text:name="__RefHeading___Toc595_3031824570"/>Localizzazione<text:bookmark-end text:name="__RefHeading___Toc595_3031824570"/></text:h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811734917568">
          <table:table-cell table:style-name="Tabella8.A1" office:value-type="string">
            <text:p text:style-name="P36">Titolo</text:p>
          </table:table-cell>
          <table:table-cell table:style-name="Tabella8.A1" office:value-type="string">
            <text:p text:style-name="P36">Descrizione</text:p>
          </table:table-cell>
          <table:table-cell table:style-name="Tabella8.C1" office:value-type="string">
            <text:p text:style-name="P36">Misura</text:p>
          </table:table-cell>
        </table:table-row>
        <table:table-row table:style-name="TableLine94811734927424">
          <table:table-cell table:style-name="Tabella8.A2" office:value-type="string">
            <text:p text:style-name="P45">Localizzazione posizione.</text:p>
          </table:table-cell>
          <table:table-cell table:style-name="Tabella8.A2" office:value-type="string">
            <text:p text:style-name="P29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46">Il sistema accederà al sistema GPS del dispositivo da cui l’utente visita il sito web.</text:p>
          </table:table-cell>
        </table:table-row>
      </table:table>
      <text:p text:style-name="P31"/>
      <text:h text:style-name="P68" text:outline-level="2"><text:bookmark-start text:name="__RefHeading___Toc597_3031824570"/>Operatività<text:bookmark-end text:name="__RefHeading___Toc597_3031824570"/></text:h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ext:soft-page-break/>
        <table:table-row table:style-name="TableLine94811734880288">
          <table:table-cell table:style-name="Tabella9.A1" office:value-type="string">
            <text:p text:style-name="P36">Titolo</text:p>
          </table:table-cell>
          <table:table-cell table:style-name="Tabella9.A1" office:value-type="string">
            <text:p text:style-name="P36">Descrizione</text:p>
          </table:table-cell>
          <table:table-cell table:style-name="Tabella9.C1" office:value-type="string">
            <text:p text:style-name="P36">Misura</text:p>
          </table:table-cell>
        </table:table-row>
        <table:table-row table:style-name="TableLine94811734941952">
          <table:table-cell table:style-name="Tabella9.A2" office:value-type="string">
            <text:p text:style-name="P52"><text:span text:style-name="T22">Tempo medio di </text:span><text:span text:style-name="T23">inattività</text:span><text:span text:style-name="T22">.</text:span></text:p>
          </table:table-cell>
          <table:table-cell table:style-name="Tabella9.A2" office:value-type="string">
            <text:p text:style-name="P30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46">Il sistema <text:span text:style-name="T31">potrà essere non raggiungibile per al più 5 giorni all’anno, 10 ore al mese, 20 minuti al giorno.</text:span></text:p>
          </table:table-cell>
        </table:table-row>
      </table:table>
      <text:p text:style-name="P31"/>
      <text:h text:style-name="P69" text:outline-level="2"><text:bookmark-start text:name="__RefHeading___Toc599_3031824570"/>Capacità<text:bookmark-end text:name="__RefHeading___Toc599_3031824570"/></text:h>
      <text:p text:style-name="P1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811734946032">
          <table:table-cell table:style-name="Tabella10.A1" office:value-type="string">
            <text:p text:style-name="P37">Titolo</text:p>
          </table:table-cell>
          <table:table-cell table:style-name="Tabella10.A1" office:value-type="string">
            <text:p text:style-name="P37">Descrizione</text:p>
          </table:table-cell>
          <table:table-cell table:style-name="Tabella10.C1" office:value-type="string">
            <text:p text:style-name="P37">Misura</text:p>
          </table:table-cell>
        </table:table-row>
        <table:table-row table:style-name="TableLine94811734954896">
          <table:table-cell table:style-name="Tabella10.A2" office:value-type="string">
            <text:p text:style-name="P47">Gestione del carico degli utenti.</text:p>
          </table:table-cell>
          <table:table-cell table:style-name="Tabella10.A2" office:value-type="string">
            <text:p text:style-name="P32"><text:span text:style-name="T20">Il sistema </text:span><text:span text:style-name="T21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54"><text:span text:style-name="T20">L</text:span><text:span text:style-name="T18">a seguente proprietà è garantita fino a 300 utenti simultaneamente collegati.</text:span></text:p>
          </table:table-cell>
        </table:table-row>
      </table:table>
      <text:p text:style-name="P32"/>
      <text:h text:style-name="P65" text:outline-level="1"><text:bookmark-start text:name="__RefHeading___Toc2868_493941056"/>Analisi del contesto<text:bookmark-end text:name="__RefHeading___Toc2868_493941056"/></text:h>
      <text:p text:style-name="P19"/>
      <text:p text:style-name="P19">In questo capitolo del documento viene effettuata un’analisi del contesto di <text:span text:style-name="T5">SpottyThings</text:span><text:span text:style-name="T12">, descrivendo testualmente gli attori e i sistemi esterni con cui </text:span><text:span text:style-name="T5">SpottyThings </text:span><text:span text:style-name="T12">si interfaccerà. Verrà inoltre successivamente fornito un diagramma del contesto.</text:span></text:p>
      <text:p text:style-name="P72"/>
      <text:h text:style-name="P70" text:outline-level="2"><text:bookmark-start text:name="__RefHeading___Toc2870_493941056"/>Attori <text:bookmark-end text:name="__RefHeading___Toc2870_493941056"/></text:h>
      <text:p text:style-name="P20"/>
      <text:p text:style-name="P20"><text:span text:style-name="T8">Utente non autenticato</text:span><text:span text:style-name="T15">: l’utente non autenticato è un attore, ovvero un’entità che andrà ad utilizzare il nostro sistema. Gli utenti non autenticati interagiscono con </text:span><text:span text:style-name="T3">SpottyThings</text:span><text:span text:style-name="T15"> usando direttamente le funzionalità che vengono offerte. In particolar modo, un utente non autenticato può: registrarsi (vedi requisiti funzionali RF 1, RF 2 e RF 3), ricercare annunci sulla base di particolari filtri (vedi requisiti funzionali </text:span><text:span text:style-name="T28">RF 12, RF 13, RF 14 e RF 15</text:span><text:span text:style-name="T15">) e visualizzare prodotti di interesse, con le relative informazioni (vedi requisiti funzionali RF 17, RF 18 e RF 19).</text:span></text:p>
      <text:p text:style-name="P73"/>
      <text:p text:style-name="P20"><text:span text:style-name="T8">Utente autenticato</text:span><text:span text:style-name="T15">: questa è la seconda ed ultima tipologia di attore che interagisce con il sistema. Un </text:span><text:span text:style-name="T3">utente non autenticato</text:span><text:span text:style-name="T15"> diventa </text:span><text:span text:style-name="T3">utente autenticato </text:span><text:span text:style-name="T15">dopo aver effettuato la registrazione e aver ottenuto un proprio profilo su </text:span><text:span text:style-name="T3">SpottyThings</text:span><text:span text:style-name="T15">. Può svolgere chiaramente le già citate funzionalità di ricerca e visualizzazione dei prodotti, ma può anche usufruire dopo aver fatto il login al proprio account, di funzionalità più avanzate dell’applicazione web: </text:span><text:span text:style-name="T28">visualizzare e modificare il proprio profilo</text:span><text:span text:style-name="T15"> (vedi requisiti funzionali dal RF 6 al RF 11), comporre una lista degli oggetti di maggiore interesse (vedi RF 20), interagire con altri utenti via chat (vedi RF 22), pagare online per un prodotto (vedi RF 23), postare, modificare e rimuovere annunci sui prodotti che si intendono vendere (vedi RF 24, RF 26 e RF 27) e fornire un feedback sulla riuscita di una transazione (vedi RF 29). </text:span></text:p>
      <text:p text:style-name="P73"/>
      <text:h text:style-name="P70" text:outline-level="2"><text:bookmark-start text:name="__RefHeading___Toc908_2183642827"/>Sistemi esterni<text:bookmark-end text:name="__RefHeading___Toc908_2183642827"/></text:h>
      <text:p text:style-name="P20"/>
      <text:p text:style-name="P20"><text:span text:style-name="T8">Auth0</text:span><text:span text:style-name="T15">: sistema subordinato che </text:span><text:span text:style-name="T29">funzionalità</text:span><text:span text:style-name="T15"> per effettuare login e registrazione, gestire l’autenticazione a due fattori, </text:span><text:span text:style-name="T16">il ripristino e il cambiamento della password (come previsto dai RF 1, RF 2, RF 4, RF 5 e RF 6).</text:span></text:p>
      <text:p text:style-name="P74"/>
      <text:p text:style-name="P21">SPID<text:span text:style-name="T14">: sistema subordinato usato dal sistema per verificare l’identità degli utenti che intendono registrarsi (vedi RF 3).</text:span></text:p>
      <text:p text:style-name="P75"/>
      <text:p text:style-name="P23"><text:span text:style-name="T9">GPS</text:span><text:span text:style-name="T16">: sistema usato per ricavare la posizione dell’utente (se </text:span><text:span text:style-name="T29">ne dà l’autorizzazione</text:span><text:span text:style-name="T16">), come richiesto da RNF 21. Possiamo definire il sistema GPS del dispositivo da cui l’utente accede un sistema paritario a</text:span><text:span text:style-name="T4"> SpottyThings</text:span><text:span text:style-name="T16"> in quanto fa parte dello stesso dispositivo su cui viene eseguita la nostra applicazione web. </text:span></text:p>
      <text:p text:style-name="P75"/>
      <text:p text:style-name="P21">Google Maps API<text:span text:style-name="T14">: ulteriore sistema subordinato a </text:span><text:span text:style-name="T11">SpottyThins</text:span><text:span text:style-name="T14">, si useranno le API di Google Maps per inserire una mappa sul sito (come richiesto dal RF 18).</text:span></text:p>
      <text:p text:style-name="P75"/>
      <text:p text:style-name="P21">Google Calendar API<text:span text:style-name="T14">: sistema subordinato che fornisce un calendario al sito web, come richiesto nei requisiti funzionali RF 13 e RF 17.</text:span></text:p>
      <text:p text:style-name="P75"/>
      <text:p text:style-name="P21"><text:soft-page-break/></text:p>
      <text:p text:style-name="P21">MongoDB<text:span text:style-name="T14">: sistema subordinato usato dall’applicazione web per salvare i dati personali degli utenti </text:span><text:span text:style-name="T17">e</text:span><text:span text:style-name="T14"> le informazioni sugli oggetti postati sul sito </text:span><text:span text:style-name="T17">in un dato momento.</text:span></text:p>
      <text:p text:style-name="P76"/>
      <text:p text:style-name="P22">PayPal<text:span text:style-name="T14">: sistema subordinato a </text:span><text:span text:style-name="T11">SpottyThings</text:span><text:span text:style-name="T14"> che viene utilizzato dal sito per gestire tutte le transazioni e lo scambio di denaro online (vedi RF 23, RF 28 e RF 32). Si useranno alcune funzionalità di </text:span><text:span text:style-name="T11">PayPal </text:span><text:span text:style-name="T14">non solo per gestire i pagamenti online, ma anche per permettere agli utenti di inserire comodamente un metodo di pagamento collegando il proprio conto </text:span><text:span text:style-name="T11">PayPal </text:span><text:span text:style-name="T14">all’applicazione web.</text:span></text:p>
      <text:p text:style-name="P77"/>
      <text:p text:style-name="P24"><text:span text:style-name="T10">Messaggistica Zendesk</text:span><text:span text:style-name="T17">: sistema subordinato che fornisce una chat privata sul sito, come richiesto dal RF 22. Sarà compito dei sottosistemi forniti da questo componente esterno gestire la chat privata tra gli utente </text:span><text:span text:style-name="T30">con tutte le varie features di una normale chat.</text:span></text:p>
      <text:p text:style-name="P78"/>
      <text:p text:style-name="P22"><text:span text:style-name="T18">Gmail API</text:span><text:span text:style-name="T27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80"/>
      <text:h text:style-name="P71" text:outline-level="2"><text:bookmark-start text:name="__RefHeading___Toc910_2183642827"/>Diagramma di contesto<text:bookmark-end text:name="__RefHeading___Toc910_2183642827"/></text:h>
      <text:p text:style-name="P16"/>
      <text:p text:style-name="P17">Useremo un diagramma di contesto per rappresentare graficamente gli attori e i sistemi esterni con cui <text:span text:style-name="T5">SpottyThings </text:span><text:span text:style-name="T12">interagisce, evidenziamo i flussi di informazione e la loro direzionalità, per rendere chiaro quali particolari funzionalità fornisce all’applicazione web ogni sistema esterno.<text:tab/> <text:tab/></text:span></text:p>
      <text:p text:style-name="P17"><text:span text:style-name="T12"/></text:p>
      <text:p text:style-name="P17"><text:a xlink:type="simple" xlink:href="https://lucid.app/lucidchart/2814d857-4e2e-4688-892b-f6a84b24758c/edit?invitationId=inv_2a2b7f52-3d8d-46ff-84ae-beafb8a50f42&amp;page=0_0" text:style-name="Internet_20_link" text:visited-style-name="Visited_20_Internet_20_Link"><text:span text:style-name="T12">https://lucid.app/lucidchart/2814d857-4e2e-4688-892b-f6a84b24758c/edit?invitationId=inv_2a2b7f52-3d8d-46ff-84ae-beafb8a50f42&amp;page=0_0</text:span></text:a><text:span text:style-name="T12">#</text:span></text:p>
      <text:p text:style-name="P17"><text:span text:style-name="T12"/></text:p>
      <text:p text:style-name="P17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1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4T17:20:15.593787462</dc:date>
    <meta:editing-duration>PT1H31M15S</meta:editing-duration>
    <meta:editing-cycles>14</meta:editing-cycles>
    <meta:document-statistic meta:table-count="10" meta:image-count="1" meta:object-count="0" meta:page-count="12" meta:paragraph-count="176" meta:word-count="2149" meta:character-count="14420" meta:non-whitespace-character-count="12433"/>
  </office:meta>
</office:document-meta>
</file>